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6"/>
        <table:table-column table:style-name="co1" table:number-columns-repeated="1022" table:default-cell-style-name="ce14"/>
        <table:table-row table:style-name="ro1"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Meaning</text:p>
          </table:table-cell>
          <table:table-cell table:style-name="ce13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table:style-name="Default" table:number-columns-repeated="77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12" office:value-type="string" calcext:value-type="string">
            <text:p>Connection established</text:p>
          </table:table-cell>
          <table:table-cell table:style-name="ce7"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eck current depth with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eck current depth without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Check flow rat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log file siz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8" office:value-type="string" calcext:value-type="string">
            <text:p>Upload log data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pload activity lo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pload confi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pload SMS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et curren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e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pdate confi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lear contents of data log 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ear contents of activity log 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ear contents of SMS log file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UploadStatus" table:style-name="ta1">
        <table:table-column table:style-name="co1" table:default-cell-style-name="ce14"/>
        <table:table-column table:style-name="co2" table:default-cell-style-name="ce16"/>
        <table:table-column table:style-name="co1" table:number-columns-repeated="1022" table:default-cell-style-name="ce14"/>
        <table:table-row table:style-name="ro1"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Meaning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active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quiring for number of entrie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iting to receive all dat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All data receive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Upload interrupted/data incomple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Processing received data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18"/>
          <table:table-cell table:number-columns-repeated="1022"/>
        </table:table-row>
        <table:table-row table:style-name="ro1" table:number-rows-repeated="6">
          <table:table-cell/>
          <table:table-cell table:style-name="ce19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oingOperation" table:style-name="ta1">
        <table:table-column table:style-name="co1" table:default-cell-style-name="ce14"/>
        <table:table-column table:style-name="co2" table:default-cell-style-name="ce16"/>
        <table:table-column table:style-name="co1" table:number-columns-repeated="1022" table:default-cell-style-name="ce14"/>
        <table:table-row table:style-name="ro1"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Meaning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Upload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18"/>
          <table:table-cell table:number-columns-repeated="1022"/>
        </table:table-row>
        <table:table-row table:style-name="ro1" table:number-rows-repeated="6">
          <table:table-cell/>
          <table:table-cell table:style-name="ce19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 codes" table:style-name="ta1">
        <table:table-column table:style-name="co1" table:default-cell-style-name="ce14"/>
        <table:table-column table:style-name="co2" table:default-cell-style-name="ce16"/>
        <table:table-column table:style-name="co1" table:number-columns-repeated="1022" table:default-cell-style-name="ce14"/>
        <table:table-row table:style-name="ro1"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Meaning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anInterv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depthOffse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depthSamplingCount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alertRecipientsCoun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alertRecipients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18"/>
          <table:table-cell table:number-columns-repeated="1022"/>
        </table:table-row>
        <table:table-row table:style-name="ro1" table:number-rows-repeated="6">
          <table:table-cell/>
          <table:table-cell table:style-name="ce19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ty Log Code" table:style-name="ta1">
        <table:table-column table:style-name="co1" table:default-cell-style-name="ce14"/>
        <table:table-column table:style-name="co2" table:default-cell-style-name="ce16"/>
        <table:table-column table:style-name="co1" table:number-columns-repeated="1022" table:default-cell-style-name="ce14"/>
        <table:table-row table:style-name="ro1"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Meaning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 On standard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On while connected to ap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Unsuccessful power on</text:p>
          </table:table-cell>
          <table:table-cell table:number-columns-repeated="1022"/>
        </table:table-row>
        <table:table-row table:style-name="ro1" table:number-rows-repeated="6">
          <table:table-cell/>
          <table:table-cell table:style-name="ce18"/>
          <table:table-cell table:number-columns-repeated="1022"/>
        </table:table-row>
        <table:table-row table:style-name="ro1" table:number-rows-repeated="6">
          <table:table-cell/>
          <table:table-cell table:style-name="ce19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14:12:40.527950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20-01-15T14:24:58.186452214</dc:date>
    <meta:editing-duration>P2DT1H16M39S</meta:editing-duration>
    <meta:editing-cycles>54</meta:editing-cycles>
    <meta:document-statistic meta:table-count="5" meta:cell-count="91" meta:object-count="0"/>
  </office:meta>
</office:document-meta>
</file>